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e63" officeooo:paragraph-rsid="0013fe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xml version="1.0" encoding="UTF-8"?&gt;</text:p>
      <text:p text:style-name="P1">&lt;xsl:stylesheet version="1.0"</text:p>
      <text:p text:style-name="P1">xmlns:xsl="http://www.w3.org/1999/XSL/Transform"&gt;</text:p>
      <text:p text:style-name="P1"/>
      <text:p text:style-name="P1">&lt;xsl:template match="/"&gt;</text:p>
      <text:p text:style-name="P1"><text:s text:c="2"/>&lt;html&gt;</text:p>
      <text:p text:style-name="P1"><text:s text:c="2"/>&lt;body&gt;</text:p>
      <text:p text:style-name="P1"><text:s text:c="2"/>&lt;h2&gt;My CD Collection&lt;/h2&gt; <text:s/></text:p>
      <text:p text:style-name="P1"><text:s text:c="2"/>&lt;xsl:apply-templates/&gt; <text:s/></text:p>
      <text:p text:style-name="P1"><text:s text:c="2"/>&lt;/body&gt;</text:p>
      <text:p text:style-name="P1"><text:s text:c="2"/>&lt;/html&gt;</text:p>
      <text:p text:style-name="P1">&lt;/xsl:template&gt;</text:p>
      <text:p text:style-name="P1"/>
      <text:p text:style-name="P1">&lt;xsl:template match="cd"&gt;</text:p>
      <text:p text:style-name="P1"><text:s text:c="2"/>&lt;p&gt;</text:p>
      <text:p text:style-name="P1"><text:s text:c="4"/>&lt;xsl:apply-templates select="title"/&gt; <text:s/></text:p>
      <text:p text:style-name="P1"><text:s text:c="4"/>&lt;xsl:apply-templates select="artist"/&gt;</text:p>
      <text:p text:style-name="P1"><text:s text:c="2"/>&lt;/p&gt;</text:p>
      <text:p text:style-name="P1">&lt;/xsl:template&gt;</text:p>
      <text:p text:style-name="P1"/>
      <text:p text:style-name="P1">&lt;xsl:template match="title"&gt;</text:p>
      <text:p text:style-name="P1"><text:s text:c="2"/>Title: &lt;span style="color:#ff0000"&gt;</text:p>
      <text:p text:style-name="P1"><text:s text:c="2"/>&lt;xsl:value-of select="."/&gt;&lt;/span&gt;</text:p>
      <text:p text:style-name="P1"><text:s text:c="2"/>&lt;br /&gt;</text:p>
      <text:p text:style-name="P1">&lt;/xsl:template&gt;</text:p>
      <text:p text:style-name="P1"/>
      <text:p text:style-name="P1">&lt;xsl:template match="artist"&gt;</text:p>
      <text:p text:style-name="P1"><text:s text:c="2"/>Artist: &lt;span style="color:#00ff00"&gt;</text:p>
      <text:p text:style-name="P1"><text:s text:c="2"/>&lt;xsl:value-of select="."/&gt;&lt;/span&gt;</text:p>
      <text:p text:style-name="P1"><text:s text:c="2"/>&lt;br /&gt;</text:p>
      <text:p text:style-name="P1">&lt;/xsl:template&gt;</text:p>
      <text:p text:style-name="P1"/>
      <text:p text:style-name="P1">&lt;/xsl:stylesheet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3:41:27.344366807</meta:creation-date>
    <dc:date>2015-02-12T13:41:44.498669881</dc:date>
    <meta:editing-duration>P0D</meta:editing-duration>
    <meta:editing-cycles>1</meta:editing-cycles>
    <meta:document-statistic meta:table-count="0" meta:image-count="0" meta:object-count="0" meta:page-count="1" meta:paragraph-count="28" meta:word-count="47" meta:character-count="645" meta:non-whitespace-character-count="584"/>
    <meta:generator>LibreOffice/4.2.4.2$Linux_X86_64 LibreOffice_project/420m0$Build-2</meta:generator>
  </office:meta>
</office:document-meta>
</file>